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5-10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5-07-2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8312" calcext:value-type="float">
            <text:p>113.7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5-04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5-01-0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1152" calcext:value-type="float">
            <text:p>113.6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4-10-2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9432" calcext:value-type="float">
            <text:p>122.7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4-07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1632" calcext:value-type="float">
            <text:p>113.6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4-04-1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6272" calcext:value-type="float">
            <text:p>112.6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4-01-0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5432" calcext:value-type="float">
            <text:p>113.5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3-07-0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3-04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8304" calcext:value-type="float">
            <text:p>122.8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3-01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2-10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05672" calcext:value-type="float">
            <text:p>123.1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2-07-2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8408" calcext:value-type="float">
            <text:p>122.8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2-04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1624" calcext:value-type="float">
            <text:p>126.5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2-01-2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728" calcext:value-type="float">
            <text:p>123.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1-10-2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3376" calcext:value-type="float">
            <text:p>123.0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1-07-1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532" calcext:value-type="float">
            <text:p>114.9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1-04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21-01-13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728" calcext:value-type="float">
            <text:p>123.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9-07-2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7-10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7-07-11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6-01-2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5-07-0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4-04-1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3-10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3-04-3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6096" calcext:value-type="float">
            <text:p>106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3-02-1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2-03-1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1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1-09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1-06-1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1-03-0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0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0-06-1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1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9-12-2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9-09-1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9-06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284" calcext:value-type="float">
            <text:p>106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7-12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7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6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0464" calcext:value-type="float">
            <text:p>109.6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5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9992" calcext:value-type="float">
            <text:p>108.1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4-12-2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264" calcext:value-type="float">
            <text:p>109.1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4-09-24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4-06-09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4-03-0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3-12-12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3-10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3-09-15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3-08-07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3-03-21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3-02-1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3-01-08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2-10-18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0696" calcext:value-type="float">
            <text:p>113.0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2-09-1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824" calcext:value-type="float">
            <text:p>113.2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2-08-19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8296" calcext:value-type="float">
            <text:p>112.8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2-07-0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2-06-05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2-05-0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7928" calcext:value-type="float">
            <text:p>111.4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2-04-1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2-03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2-02-07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5232" calcext:value-type="float">
            <text:p>111.9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12-2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11-1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10-1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09-1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08-15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364" calcext:value-type="float">
            <text:p>109.1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2000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94" calcext:value-type="float">
            <text:p>109.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9024" calcext:value-type="float">
            <text:p>109.5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8512" calcext:value-type="float">
            <text:p>107.7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3584" calcext:value-type="float">
            <text:p>107.9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0096" calcext:value-type="float">
            <text:p>108.2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9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8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8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7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6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6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4832" calcext:value-type="float">
            <text:p>104.9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5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6576" calcext:value-type="float">
            <text:p>106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6608" calcext:value-type="float">
            <text:p>104.6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92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901</text:p>
          </table:table-cell>
          <table:table-cell office:value-type="string" calcext:value-type="string">
            <text:p>03S/01W-08ABD</text:p>
          </table:table-cell>
          <table:table-cell office:value-type="string" calcext:value-type="string">
            <text:p>1988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4" meta:object-count="0"/>
    <meta:user-defined meta:name="AppVersion">3.0</meta:user-defined>
  </office:meta>
</office:document-meta>
</file>